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1">
      <style:paragraph-properties fo:margin-left="0.5in" fo:margin-right="0in" fo:margin-top="0.0138in" fo:margin-bottom="0.139in" loext:contextual-spacing="false" fo:line-height="115%" fo:text-align="justify" style:justify-single-word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justify" style:justify-single-word="false" fo:text-indent="-0.25in" style:auto-text-indent="false"/>
    </style:style>
    <style:style style:name="P3" style:family="paragraph" style:parent-style-name="Heading_20_1" style:master-page-name="Standard">
      <style:paragraph-properties fo:margin-top="0.0138in" fo:margin-bottom="0.139in" loext:contextual-spacing="false" fo:line-height="115%" fo:text-align="center" style:justify-single-word="false" style:page-number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666666" fo:font-size="9pt" fo:font-style="italic" style:font-size-asian="9pt" style:font-style-asian="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kmialsf5vagb"/>Example Notes 2</text:p>
      <text:list xml:id="list2531561477" text:style-name="WWNum1">
        <text:list-item>
          <text:p text:style-name="P1"><text:span text:style-name="T1">IP Address: <text:line-break/></text:span>Numeric identifier assigned to each device on a network so it can send and receive data; works like a digital address.</text:p>
        </text:list-item>
        <text:list-item>
          <text:p text:style-name="P2"><text:span text:style-name="T1">MAC Address: </text:span><text:line-break/>Permanent hardware identifier on a network interface card used for communication inside local networks.</text:p>
        </text:list-item>
        <text:list-item>
          <text:p text:style-name="P2"><text:span text:style-name="T1">Subnet: </text:span><text:line-break/>Logical division of a network to control addressing, reduce congestion, and improve traffic organization.</text:p>
        </text:list-item>
        <text:list-item>
          <text:p text:style-name="P2"><text:span text:style-name="T1">Gateway: </text:span><text:line-break/>Device that acts as an exit point from a local network, allowing communication with external networks or the internet.</text:p>
        </text:list-item>
        <text:list-item>
          <text:p text:style-name="P2"><text:span text:style-name="T1">DNS: </text:span><text:line-break/>Service that translates human-readable domain names into IP addresses so browsers know where to connect.</text:p>
        </text:list-item>
        <text:list-item>
          <text:p text:style-name="P2"><text:span text:style-name="T1">DHCP: </text:span><text:line-break/>Automatic system that assigns IP addresses and network settings to devices so users don’t configure them manually.</text:p>
        </text:list-item>
        <text:list-item>
          <text:p text:style-name="P2"><text:span text:style-name="T1">Router: </text:span><text:line-break/>Device that directs data between different networks by choosing the best path for packets to travel.</text:p>
        </text:list-item>
        <text:list-item>
          <text:p text:style-name="P2"><text:span text:style-name="T1">Switch: </text:span><text:line-break/>Network device that connects multiple devices in a LAN and forwards data only to the intended destination device.</text:p>
        </text:list-item>
        <text:list-item>
          <text:p text:style-name="P2"><text:span text:style-name="T1">Hub: <text:line-break/></text:span>Basic device that broadcasts any incoming data to all connected ports, causing unnecessary traffic.</text:p>
        </text:list-item>
        <text:list-item>
          <text:p text:style-name="P2"><text:span text:style-name="T1">LAN: </text:span><text:line-break/>Network covering a limited physical area such as a room, building, or campus, typically privately owned.</text:p>
        </text:list-item>
        <text:list-item>
          <text:p text:style-name="P2"><text:span text:style-name="T1">WAN: </text:span><text:line-break/>Wide-ranging network connecting multiple LANs across cities, regions, or countries, often using public infrastructure.</text:p>
        </text:list-item>
        <text:list-item>
          <text:p text:style-name="P2"><text:span text:style-name="T1">VLAN: </text:span><text:line-break/>Logical group of network devices separated within a switch, improving segmentation and security without physical isolation.</text:p>
        </text:list-item>
        <text:list-item>
          <text:p text:style-name="P2"><text:span text:style-name="T1">Packet: </text:span><text:line-break/>Structured block of data sent over networks containing both user data and routing information.</text:p>
        </text:list-item>
        <text:list-item>
          <text:p text:style-name="P2"><text:span text:style-name="T1">Frame: <text:line-break/></text:span>Data unit at the link layer containing MAC addresses and error checking for delivery within a LAN.</text:p>
        </text:list-item>
        <text:list-item>
          <text:p text:style-name="P2"><text:span text:style-name="T1">Protocol</text:span>: <text:line-break/>Formal rules that structure how data is formatted, transmitted, received, and acknowledged in a network.</text:p>
        </text:list-item>
        <text:list-item>
          <text:p text:style-name="P2"><text:span text:style-name="T1">TCP</text:span>: <text:line-break/>Reliable transport protocol that establishes a connection, checks for errors, and guarantees ordered data delivery.</text:p>
        </text:list-item>
        <text:list-item>
          <text:p text:style-name="P2"><text:span text:style-name="T1">UDP</text:span>: <text:line-break/>Lightweight transport protocol that sends data without connection setup or delivery guarantees, used for speed-dependent tasks.</text:p>
        </text:list-item>
        <text:list-item>
          <text:p text:style-name="P2"><text:span text:style-name="T1">HTTP</text:span>: <text:line-break/>Web communication protocol used by browsers and servers to request and deliver web pages and resources.</text:p>
        </text:list-item>
        <text:list-item>
          <text:p text:style-name="P2"><text:span text:style-name="T1">HTTPS</text:span>: <text:line-break/>Secure version of HTTP that encrypts traffic with TLS to protect user data and prevent eavesdropping.</text:p>
        </text:list-item>
        <text:list-item>
          <text:p text:style-name="P2"><text:span text:style-name="T1">NAT</text:span>: <text:line-break/>Method that translates private internal IP addresses to a public address so multiple devices share one internet connection.</text:p>
        </text:list-item>
        <text:list-item>
          <text:p text:style-name="P2"><text:span text:style-name="T1">Firewall</text:span>: <text:line-break/>Traffic filter that enforces security rules to allow or block data between networks based on policies.</text:p>
        </text:list-item>
        <text:list-item>
          <text:p text:style-name="P2"><text:span text:style-name="T1">Port Number: <text:line-break/></text:span>Numerical value that directs incoming network data to the correct application or service on a device.</text:p>
        </text:list-item>
        <text:list-item>
          <text:p text:style-name="P2"><text:span text:style-name="T1">Bandwidth</text:span>: <text:line-break/>Maximum data capacity of a network connection measured per second, determining how much information can pass through.</text:p>
        </text:list-item>
        <text:list-item>
          <text:p text:style-name="P2"><text:span text:style-name="T1">Latency</text:span>: <text:line-break/>Time delay between sending a request and receiving a response, impacting how fast a network feels.</text:p>
        </text:list-item>
        <text:list-item>
          <text:p text:style-name="P1"><text:soft-page-break/><text:span text:style-name="T1">MTU</text:span>: <text:line-break/>The largest packet size a network link supports without splitting data into smaller fragments for trans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138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Calibri1" style:font-family-complex="Calibri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434343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.0138in" fo:margin-bottom="0.0138in" loext:contextual-spacing="false" fo:line-height="100%" fo:keep-together="always" fo:break-before="auto" fo:break-after="auto" fo:keep-with-next="always"/>
      <style:text-properties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0138in" fo:margin-bottom="0.0138in" loext:contextual-spacing="false" fo:line-height="100%" fo:keep-together="always" fo:break-before="auto" fo:break-after="auto" fo:keep-with-next="always"/>
      <style:text-properties fo:color="#666666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666666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John Smith, CIS 107, Spring 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464" meta:character-count="2998" meta:non-whitespace-character-count="2561"/>
    <meta:generator>LibreOfficeDev/6.0.5.2$Linux_X86_64 LibreOffice_project/</meta:generator>
  </office:meta>
</office:document-meta>
</file>